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Heading1Char">https://github.com/R4K0/TheIronGiant</text:span><draw:frame draw:style-name="a0" draw:name="Picture 1" text:anchor-type="as-char" svg:x="0in" svg:y="0in" svg:width="6.26042in" svg:height="8.35417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losz Milewski</meta:initial-creator>
    <dc:creator>Milosz Milewski</dc:creator>
    <meta:creation-date>2020-01-22T11:27:00Z</meta:creation-date>
    <dc:date>2020-01-22T11:31:00Z</dc:date>
    <meta:template xlink:href="Normal.dotm" xlink:type="simple"/>
    <meta:editing-cycles>2</meta:editing-cycles>
    <meta:editing-duration>PT180S</meta:editing-duration>
    <meta:document-statistic meta:page-count="1" meta:paragraph-count="1" meta:word-count="5" meta:character-count="37" meta:row-count="1" meta:non-whitespace-character-count="33"/>
  </office:meta>
</office:document-meta>
</file>